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style:font-name="JetBrains Mono" fo:font-size="9.80000019073486pt"/>
    </style:style>
    <style:style style:name="T4" style:family="text">
      <style:text-properties fo:color="#6a8759" style:font-name="JetBrains Mono" fo:font-size="9.8000001907348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Define custom schema</text:p>
      <text:p text:style-name="P2"><text:span text:style-name="T1">val </text:span>schema = <text:span text:style-name="T1">new </text:span>StructType()</text:p>
      <text:p text:style-name="P3"><text:s text:c="2"/><text:span text:style-name="T3">.add(</text:span><text:span text:style-name="T4">"venue"</text:span><text:span text:style-name="T2">,</text:span><text:span text:style-name="T3">StringType</text:span><text:span text:style-name="T2">,true</text:span><text:span text:style-name="T3">)</text:span></text:p>
      <text:p text:style-name="P3"><text:s text:c="2"/><text:span text:style-name="T3">.add(</text:span><text:span text:style-name="T4">"status"</text:span><text:span text:style-name="T2">,</text:span><text:span text:style-name="T3">StringType</text:span><text:span text:style-name="T2">,true</text:span><text:span text:style-name="T3">)</text:span></text:p>
      <text:p text:style-name="P4"><text:s text:c="2"/><text:span text:style-name="T3">.add(</text:span><text:span text:style-name="T4">"match_title"</text:span><text:span text:style-name="T2">,</text:span><text:span text:style-name="T3">StringType</text:span><text:span text:style-name="T2">,true</text:span><text:span text:style-name="T3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3T14:09:04.048479765</meta:creation-date>
    <dc:date>2022-01-13T14:09:40.798185948</dc:date>
    <meta:editing-duration>PT37S</meta:editing-duration>
    <meta:editing-cycles>1</meta:editing-cycles>
    <meta:document-statistic meta:table-count="0" meta:image-count="0" meta:object-count="0" meta:page-count="1" meta:paragraph-count="5" meta:word-count="11" meta:character-count="151" meta:non-whitespace-character-count="139"/>
    <meta:generator>LibreOffice/6.0.7.3$Linux_X86_64 LibreOffice_project/00m0$Build-3</meta:generator>
  </office:meta>
</office:document-meta>
</file>